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b6b0" officeooo:paragraph-rsid="000db6b0"/>
    </style:style>
    <style:style style:name="P2" style:family="paragraph" style:parent-style-name="Standard" style:list-style-name="L1">
      <style:text-properties officeooo:rsid="000db6b0" officeooo:paragraph-rsid="000db6b0"/>
    </style:style>
    <style:style style:name="P3" style:family="paragraph" style:parent-style-name="Standard" style:list-style-name="L1">
      <style:text-properties officeooo:rsid="000db6b0" officeooo:paragraph-rsid="000f1097"/>
    </style:style>
    <style:style style:name="P4" style:family="paragraph" style:parent-style-name="Standard">
      <style:text-properties officeooo:rsid="000db6b0" officeooo:paragraph-rsid="000f1097"/>
    </style:style>
    <style:style style:name="P5" style:family="paragraph" style:parent-style-name="Standard" style:list-style-name="L1">
      <style:text-properties officeooo:paragraph-rsid="000db6b0"/>
    </style:style>
    <style:style style:name="P6" style:family="paragraph" style:parent-style-name="Standard" style:list-style-name="L1">
      <style:text-properties officeooo:paragraph-rsid="000f1097"/>
    </style:style>
    <style:style style:name="P7" style:family="paragraph" style:parent-style-name="Standard">
      <style:text-properties officeooo:paragraph-rsid="000db6b0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db6b0" officeooo:paragraph-rsid="000db6b0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0f1097"/>
    </style:style>
    <style:style style:name="P10" style:family="paragraph" style:parent-style-name="Standard">
      <style:text-properties officeooo:rsid="000f1097" officeooo:paragraph-rsid="000f1097"/>
    </style:style>
    <style:style style:name="T1" style:family="text">
      <style:text-properties officeooo:rsid="000db6b0"/>
    </style:style>
    <style:style style:name="T2" style:family="text">
      <style:text-properties officeooo:rsid="000f10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Time-Sheet</text:p>
      <text:p text:style-name="P1"/>
      <text:p text:style-name="P1"/>
      <text:list xml:id="list1653327128649880308" text:style-name="L1">
        <text:list-item>
          <text:p text:style-name="P5"><text:span text:style-name="T1">The Tree Planting Project (TTPP) can only succeed with your help.</text:span></text:p>
        </text:list-item>
      </text:list>
      <text:p text:style-name="P1"/>
      <text:list xml:id="list132507811173839" text:continue-numbering="true" text:style-name="L1">
        <text:list-item>
          <text:p text:style-name="P5"><text:span text:style-name="T1">The Project is necessarily very short-term - four years from start to finish, then natural processes take over to complete the job.</text:span></text:p>
        </text:list-item>
      </text:list>
      <text:p text:style-name="P1"/>
      <text:list xml:id="list132507942193044" text:continue-numbering="true" text:style-name="L1">
        <text:list-item>
          <text:p text:style-name="P5"><text:span text:style-name="T1">Because we are much like the shifting sand of the desert - here today, gone tomorrow, we need to build our image, create our reputation quickly, and then move on to other tasks.</text:span></text:p>
        </text:list-item>
      </text:list>
      <text:p text:style-name="P7"/>
      <text:list xml:id="list132507895298903" text:continue-numbering="true" text:style-name="L1">
        <text:list-item>
          <text:p text:style-name="P2">To begin our Project we need to demonstrate substance - an ability to perform, to move and act quickly, with honesty and integrity, together with the ability to work together.</text:p>
        </text:list-item>
      </text:list>
      <text:p text:style-name="P1"/>
      <text:list xml:id="list132507065447342" text:continue-numbering="true" text:style-name="L1">
        <text:list-item>
          <text:p text:style-name="P3">A very Simple way to do this is to use a Time-Sheet to record each workers activity. Simply record the number of hours (or half-hours) worked on each task and submit <text:span text:style-name="T2">it weekly </text:span>for processing<text:span text:style-name="T2">. Once the Overhead expenses are funded, the Project will begin to pay wages, expenses and other sundry amounts.</text:span></text:p>
        </text:list-item>
      </text:list>
      <text:p text:style-name="P4"/>
      <text:list xml:id="list132508122672163" text:continue-numbering="true" text:style-name="L1">
        <text:list-item>
          <text:p text:style-name="P6"><text:span text:style-name="T1"><text:s/>So, the Time-Sheet collects the Project time in various categories, acts as an easy payment mechanism and as a visible record of work going on within the Project. Workers understand they will first be Volunteers, and then be migrated to paid workers as the Project progresses.</text:span></text:p>
        </text:list-item>
      </text:list>
      <text:p text:style-name="P9"/>
      <text:list xml:id="list132508073872084" text:continue-numbering="true" text:style-name="L1">
        <text:list-item>
          <text:p text:style-name="P6"><text:span text:style-name="T2">Your co-operation is appreciated and welcomed in this easy task, just fill in your Time-Sheet and others will do the rest.</text:span></text:p>
        </text:list-item>
      </text:list>
      <text:p text:style-name="P10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2:59:29.370814037</meta:creation-date>
    <dc:date>2019-05-05T13:23:48.573451809</dc:date>
    <meta:editing-duration>PT2M48S</meta:editing-duration>
    <meta:editing-cycles>1</meta:editing-cycles>
    <meta:generator>LibreOffice/5.1.6.2$Linux_X86_64 LibreOffice_project/10m0$Build-2</meta:generator>
    <meta:print-date>2019-05-05T13:24:24.427367472</meta:print-date>
    <meta:document-statistic meta:table-count="0" meta:image-count="0" meta:object-count="0" meta:page-count="1" meta:paragraph-count="8" meta:word-count="225" meta:character-count="1270" meta:non-whitespace-character-count="1059"/>
  </office:meta>
</office:document-meta>
</file>